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  <style:font-face style:name="YS Text" svg:font-family="'YS Text', apple-system, BlinkMacSystemFont, Arial, Helvetica, sans-serif"/>
  </office:font-face-decls>
  <office:automatic-styles>
    <style:style style:name="P1" style:family="paragraph" style:parent-style-name="Standard">
      <style:paragraph-properties fo:margin-left="0cm" fo:margin-right="0cm" fo:margin-top="0.318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P2" style:family="paragraph" style:parent-style-name="Standard">
      <style:paragraph-properties fo:margin-left="0cm" fo:margin-right="0cm" fo:margin-top="0.106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P3" style:family="paragraph" style:parent-style-name="Standard">
      <style:paragraph-properties fo:margin-left="0cm" fo:margin-right="0cm" fo:margin-top="0.106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Liberation Serif" fo:font-size="14pt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4pt" officeooo:paragraph-rsid="001c3eba" style:font-size-asian="14pt" style:font-size-complex="14pt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Liberation Serif" fo:font-size="14pt" officeooo:paragraph-rsid="001d1838" style:font-size-asian="14pt" style:font-size-complex="14pt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officeooo:paragraph-rsid="001c3eba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officeooo:paragraph-rsid="001d1838"/>
    </style:style>
    <style:style style:name="P11" style:family="paragraph" style:parent-style-name="Text_20_body">
      <style:paragraph-properties fo:text-align="start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1a59a2" style:font-size-asian="14pt" style:font-size-complex="14pt"/>
    </style:style>
    <style:style style:name="T3" style:family="text">
      <style:text-properties style:font-name="Liberation Serif" fo:font-size="14pt" officeooo:rsid="001c3eba" style:font-size-asian="14pt" style:font-size-complex="14pt"/>
    </style:style>
    <style:style style:name="T4" style:family="text">
      <style:text-properties style:font-name="Liberation Serif" fo:font-size="14pt" officeooo:rsid="001d1838" style:font-size-asian="14pt" style:font-size-complex="14pt"/>
    </style:style>
    <style:style style:name="T5" style:family="text">
      <style:text-properties style:font-name="Liberation Serif" fo:font-size="14pt" officeooo:rsid="001c3eba" fo:background-color="#c0c0c0" loext:char-shading-value="0" style:font-size-asian="14pt" style:font-size-complex="14pt"/>
    </style:style>
    <style:style style:name="T6" style:family="text">
      <style:text-properties officeooo:rsid="001c3eba"/>
    </style:style>
    <style:style style:name="T7" style:family="text">
      <style:text-properties fo:font-style="normal" style:text-underline-style="none" fo:font-weight="bold" officeooo:rsid="001a59a2" style:font-style-asian="normal" style:font-weight-asian="bold" style:font-style-complex="normal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officeooo:rsid="001d2f0f"/>
    </style:style>
    <style:style style:name="T11" style:family="text">
      <style:text-properties fo:font-variant="normal" fo:text-transform="none" fo:color="#333333" loext:opacity="100%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2" style:family="text">
      <style:text-properties fo:font-variant="normal" fo:text-transform="none" fo:color="#333333" loext:opacity="100%" style:font-name="Liberation Serif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333333" loext:opacity="100%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span text:style-name="T7">ОТВЕТЫ</text:span></text:p>
      <text:p text:style-name="P5"><text:bookmark text:name="docs-internal-guid-ff01eb09-7fff-7824-726e-b88d962693f0"/>1. <text:span text:style-name="T6">4)</text:span></text:p>
      <text:p text:style-name="P5">2. <text:span text:style-name="T6">3)</text:span></text:p>
      <text:p text:style-name="P5">3. <text:span text:style-name="T6">4)</text:span></text:p>
      <text:p text:style-name="P5">4. <text:span text:style-name="T6">4)</text:span></text:p>
      <text:p text:style-name="P5">5. <text:span text:style-name="T6">1)</text:span></text:p>
      <text:p text:style-name="P5">6. <text:span text:style-name="T6">2)</text:span></text:p>
      <text:p text:style-name="P5">7. <text:span text:style-name="T6">3)</text:span></text:p>
      <text:p text:style-name="P5">8. <text:span text:style-name="T6">1)</text:span></text:p>
      <text:p text:style-name="P5">9. <text:span text:style-name="T6">1)</text:span></text:p>
      <text:p text:style-name="P5">10. <text:span text:style-name="T6">4)</text:span></text:p>
      <text:p text:style-name="P9"><text:span text:style-name="T2">11. <text:s text:c="2"/></text:span><text:span text:style-name="Strong_20_Emphasis"><text:span text:style-name="T1">Социальные нормы </text:span></text:span><text:span text:style-name="T1">— это исторически сложившиеся и принятые в обществе правила поведения, регламентирующие отношения между людьми.</text:span></text:p>
      <text:p text:style-name="P6"><text:tab/>Обычаи. При заселении в новую квартиру туда первой запускают кошку. Традиции. Ходить с друзьями в баню 31 декабря. Такая традиция была у героев фильма “Ирония судьбы”. </text:p>
      <text:p text:style-name="P6"><text:tab/>Правовые. Обязанность граждан беречь памятники архитектуры. </text:p>
      <text:p text:style-name="P6"><text:tab/>Моральные. Золотое правило морали заключается в том, что с другими нужно поступать так, как хочешь, чтобы поступали с тобой. </text:p>
      <text:p text:style-name="P6"><text:tab/>Политические. Выборы президента раз в пять лет. Эстетические. Представления о прекрасном и безобразном. Нельзя ходить грязным и вонючим. </text:p>
      <text:p text:style-name="P6"><text:tab/>Религиозные. Заповеди из Ветхого Завета.</text:p>
      <text:p text:style-name="P9"><text:span text:style-name="T3">12.<text:tab/></text:span><text:span text:style-name="T1">Распределение ресурсов: состояние экономики определяет, какие ресурсы доступны для государственных программ и политики.</text:span></text:p>
      <text:list text:style-name="L1">
        <text:list-header>
          <text:p text:style-name="P7">Экономические кризисы могут приводить к сокращению бюджета на социальные программы, образование, здравоохранение и другие важные области.</text:p>
          <text:p text:style-name="P7">Рабочие места: состояние экономики влияет на уровень безработицы и занятости. Высокая безработица может вызвать недовольство среди населения и привести к изменениям в политических предпочтениях.</text:p>
          <text:p text:style-name="P10"><text:span text:style-name="T4">13</text:span><text:span text:style-name="Strong_20_Emphasis"><text:span text:style-name="T1">Гражданское общество</text:span></text:span><text:span text:style-name="T1"> — это:</text:span></text:p>
        </text:list-header>
      </text:list>
      <text:p text:style-name="P8">1) сфера самопроявления свободных граждан и добровольно сформировавшихся ассоциаций и организаций, ограждённых <text:soft-page-break/>соответствующими законами от прямого вмешательства и произвольной регламентации со стороны государственной власти;</text:p>
      <text:p text:style-name="P8">2) совокупность неполитических отношений, то есть общественных отношений вне рамок властно-государственных структур.</text:p>
      <text:p text:style-name="P1">ограничение власти государственных органов</text:p>
      <text:p text:style-name="P2">провозглашение и защита прав человека</text:p>
      <text:p text:style-name="P2">контроль выборов</text:p>
      <text:p text:style-name="P2">возможность граждан участвовать в жизни страны</text:p>
      <text:p text:style-name="P2">гласность и плюрализм</text:p>
      <text:p text:style-name="P3"><text:span text:style-name="T13">наличие условий для улучшения жизни граждан</text:span><text:line-break/><text:span text:style-name="T10">14</text:span></text:p>
      <text:p text:style-name="P9"><text:span text:style-name="T5"/></text:p>
      <text:p text:style-name="P11"><text:line-break/><text:span text:style-name="T1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21:40.064248023</meta:creation-date>
    <dc:date>2024-11-02T11:03:52.608069122</dc:date>
    <meta:editing-duration>PT37M41S</meta:editing-duration>
    <meta:editing-cycles>5</meta:editing-cycles>
    <meta:generator>LibreOffice/24.2.4.1$Linux_X86_64 LibreOffice_project/420$Build-1</meta:generator>
    <meta:document-statistic meta:table-count="0" meta:image-count="0" meta:object-count="0" meta:page-count="2" meta:paragraph-count="30" meta:word-count="234" meta:character-count="1769" meta:non-whitespace-character-count="1546"/>
  </office:meta>
</office:document-meta>
</file>